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99cc"/>
    </style:style>
    <style:style style:name="ce7" style:family="table-cell" style:parent-style-name="Default">
      <style:table-cell-properties fo:background-color="#ccff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SmallHous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argeHouse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mallFarm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argeFarm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mallBank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argeBank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mallCarpenter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argeCarpenter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mallMason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argeMason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mallFoundry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argeFoundry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mallJeweler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argeJeweler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mallEnergyCrystal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argeEnergyCrystal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3200">
            <text:p>32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mallEnergyCapacitor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argeEnergyCapacitor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ventor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cademy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6000">
            <text:p>60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Prospector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oldMine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umber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eepForestLumberer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00">
            <text:p>40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ockCollector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Quarry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cavenger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Mine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emGatherer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GemMine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2500">
            <text:p>2500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WoodenLookout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gicLookout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table:number-columns-repeated="3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odenBasicTower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gicBasicTower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number-columns-repeated="3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odenCannonTower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gicCannonTower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odenSniperTower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gicSniperTower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odenRapidTower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gicRapidTower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odenWall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gicWall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3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odenGate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gicGate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odenBarricade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gicBarricade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odenTankBarricade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agicTankBarricade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odenWarriorBarricade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agicWarrirorBarricade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odenArcherBarricade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agicArcherBarricade</text:p>
          </table:table-cell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18.04.2021</text:date>, <text:time>20:5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M57S</meta:editing-duration>
    <meta:editing-cycles>4</meta:editing-cycles>
    <meta:generator>OpenOffice/4.1.2$Win32 OpenOffice.org_project/412m3$Build-9782</meta:generator>
    <dc:date>2021-04-18T20:51:40.09</dc:date>
    <meta:document-statistic meta:table-count="3" meta:cell-count="1044" meta:object-count="0"/>
    <meta:user-defined meta:name="Info 1"/>
    <meta:user-defined meta:name="Info 2"/>
    <meta:user-defined meta:name="Info 3"/>
    <meta:user-defined meta:name="Info 4"/>
  </office:meta>
</office:document-meta>
</file>